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05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family-generic="roman" style:font-pitch="variable" fo:font-size="10pt" style:font-family-asian="'Times New Roman'" style:font-style-name-asian="Regular" style:font-family-generic-asian="roman" style:font-size-asian="10pt" style:font-family-complex="'Times New Roman'" style:font-style-name-complex="Regular" style:font-family-generic-complex="roman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7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.555cm" svg:height="1.029cm" svg:x="3.413cm" svg:y="1.889cm">
          <draw:text-box>
            <text:p><text:span text:style-name="T1">f(x) = 1937.8x</text:span></text:p>
            <text:p><text:span text:style-name="T2">R² = 0.998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0:16:31</meta:creation-date>
    <dc:date>2016-10-23T20:27:50</dc:date>
    <dc:creator>Lu Ding</dc:creator>
    <meta:editing-duration>PT9M37S</meta:editing-duration>
    <meta:editing-cycles>4</meta:editing-cycles>
    <meta:generator>OpenOffice/4.1.3$Unix OpenOffice.org_project/413m1$Build-9783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2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000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circle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down" chart:symbol-width="0.15cm" chart:symbol-height="0.1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2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width="0.05cm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7.001cm" xlink:href="." xlink:type="simple" chart:class="chart:scatter" chart:style-name="ch1">
        <chart:legend chart:legend-position="end" svg:x="11.648cm" svg:y="2.462cm" style:legend-expansion="high" chart:style-name="ch2"/>
        <chart:plot-area chart:style-name="ch3" chart:data-source-has-labels="both" svg:x="1.467cm" svg:y="0.695cm" svg:width="9.581cm" svg:height="5.029cm">
          <chartooo:coordinate-region svg:x="2.434cm" svg:y="0.892cm" svg:width="8.52cm" svg:height="4.189cm"/>
          <chart:axis chart:dimension="x" chart:name="primary-x" chart:style-name="ch4" chartooo:axis-type="auto">
            <chart:title svg:x="5.869cm" svg:y="5.864cm" chart:style-name="ch5">
              <text:p>q^2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3.736cm" chart:style-name="ch7">
              <text:p>slope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E$2:.$E$12" chart:label-cell-address="local-table.$E$1" chart:class="chart:scatter">
            <chart:data-point chart:repeated="11"/>
          </chart:series>
          <chart:series chart:style-name="ch11" chart:values-cell-range-address="local-table.$F$2:.$F$12" chart:label-cell-address="local-table.$F$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max1_lmn</text:p>
              </table:table-cell>
              <table:table-cell office:value-type="string">
                <text:p>nmax5_inter</text:p>
              </table:table-cell>
              <table:table-cell office:value-type="string">
                <text:p>nmax1_convo</text:p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7.8">
                <text:p>1937.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1256.9283">
                <text:p>1256.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.192">
                <text:p>1240.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">
                <text:p>0.36</text:p>
              </table:table-cell>
              <table:table-cell office:value-type="float" office:value="712.2359">
                <text:p>712.2359</text:p>
              </table:table-cell>
              <table:table-cell office:value-type="float" office:value="691.8105">
                <text:p>691.8105</text:p>
              </table:table-cell>
              <table:table-cell office:value-type="float" office:value="NaN">
                <text:p>NaN</text:p>
              </table:table-cell>
              <table:table-cell office:value-type="float" office:value="697.608">
                <text:p>697.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324.5838">
                <text:p>324.5838</text:p>
              </table:table-cell>
              <table:table-cell office:value-type="float" office:value="318.0871">
                <text:p>318.0871</text:p>
              </table:table-cell>
              <table:table-cell office:value-type="float" office:value="331.1225">
                <text:p>331.1225</text:p>
              </table:table-cell>
              <table:table-cell office:value-type="float" office:value="310.048">
                <text:p>310.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93.0534">
                <text:p>93.0534</text:p>
              </table:table-cell>
              <table:table-cell office:value-type="float" office:value="94.381">
                <text:p>94.381</text:p>
              </table:table-cell>
              <table:table-cell office:value-type="float" office:value="95.0229">
                <text:p>95.0229</text:p>
              </table:table-cell>
              <table:table-cell office:value-type="float" office:value="77.512">
                <text:p>77.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.1203">
                <text:p>16.1203</text:p>
              </table:table-cell>
              <table:table-cell office:value-type="float" office:value="20.1923">
                <text:p>20.1923</text:p>
              </table:table-cell>
              <table:table-cell office:value-type="float" office:value="16.0979">
                <text:p>16.0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92.3485">
                <text:p>92.3485</text:p>
              </table:table-cell>
              <table:table-cell office:value-type="float" office:value="94.733">
                <text:p>94.733</text:p>
              </table:table-cell>
              <table:table-cell office:value-type="float" office:value="95.3221">
                <text:p>95.3221</text:p>
              </table:table-cell>
              <table:table-cell office:value-type="float" office:value="77.512">
                <text:p>77.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320.8152">
                <text:p>320.8152</text:p>
              </table:table-cell>
              <table:table-cell office:value-type="float" office:value="317.5579">
                <text:p>317.5579</text:p>
              </table:table-cell>
              <table:table-cell office:value-type="float" office:value="332.8529">
                <text:p>332.8529</text:p>
              </table:table-cell>
              <table:table-cell office:value-type="float" office:value="310.048">
                <text:p>310.0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">
                <text:p>0.36</text:p>
              </table:table-cell>
              <table:table-cell office:value-type="float" office:value="701.0669">
                <text:p>701.0669</text:p>
              </table:table-cell>
              <table:table-cell office:value-type="float" office:value="688.4514">
                <text:p>688.4514</text:p>
              </table:table-cell>
              <table:table-cell office:value-type="float" office:value="727.2341">
                <text:p>727.2341</text:p>
              </table:table-cell>
              <table:table-cell office:value-type="float" office:value="697.608">
                <text:p>697.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  <table:table-cell office:value-type="float" office:value="1232.8644">
                <text:p>1232.8644</text:p>
              </table:table-cell>
              <table:table-cell office:value-type="float" office:value="1207.6255">
                <text:p>1207.6255</text:p>
              </table:table-cell>
              <table:table-cell office:value-type="float" office:value="1277.8948">
                <text:p>1277.8948</text:p>
              </table:table-cell>
              <table:table-cell office:value-type="float" office:value="1240.192">
                <text:p>1240.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915.8974">
                <text:p>1915.8974</text:p>
              </table:table-cell>
              <table:table-cell office:value-type="float" office:value="1875.3549">
                <text:p>1875.3549</text:p>
              </table:table-cell>
              <table:table-cell office:value-type="float" office:value="1983.6178">
                <text:p>1983.6178</text:p>
              </table:table-cell>
              <table:table-cell office:value-type="float" office:value="1937.8">
                <text:p>193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